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5.96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409cm"/>
    </style:style>
    <style:style style:name="co11" style:family="table-column">
      <style:table-column-properties fo:break-before="auto" style:column-width="3.858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16.706cm"/>
    </style:style>
    <style:style style:name="co14" style:family="table-column">
      <style:table-column-properties fo:break-before="auto" style:column-width="7.202cm"/>
    </style:style>
    <style:style style:name="co15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 A</text:p>
          </table:table-cell>
          <table:table-cell office:value-type="string" calcext:value-type="string">
            <text:p>name B</text:p>
          </table:table-cell>
          <table:table-cell office:value-type="string" calcext:value-type="string">
            <text:p>name C</text:p>
          </table:table-cell>
          <table:table-cell office:value-type="string" calcext:value-type="string">
            <text:p>pollin#</text:p>
          </table:table-cell>
          <table:table-cell office:value-type="string" calcext:value-type="string">
            <text:p>reichelt#</text:p>
          </table:table-cell>
          <table:table-cell office:value-type="string" calcext:value-type="string">
            <text:p>preis/stk (EUR)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, T2, 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<text:s/>CDIL Bipolar, Kleinleistungstransistor, 2N3904, NPN </text:p>
          </table:table-cell>
          <table:table-cell/>
          <table:table-cell office:value-type="string" calcext:value-type="string">
            <text:p>TO-92,</text:p>
          </table:table-cell>
          <table:table-cell office:value-type="float" office:value="131521" calcext:value-type="float">
            <text:p>131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]/[.K2]*[.I2]" office:value-type="float" office:value="0.15" calcext:value-type="float">
            <text:p>0,15</text:p>
          </table:table-cell>
          <table:table-cell table:formula="of:=[.J83]*[.J2]*[.I2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 </text:p>
          </table:table-cell>
          <table:table-cell office:value-type="string" calcext:value-type="string">
            <text:p>ø 3mm, blau</text:p>
          </table:table-cell>
          <table:table-cell office:value-type="string" calcext:value-type="string">
            <text:p>QUADRIOS LED, 3 mm, Lichtfarbe: Blau, Gehäusefarbe: Diffus, 1300 mcd, 460 nm, 2,54 mm </text:p>
          </table:table-cell>
          <table:table-cell table:number-columns-repeated="2"/>
          <table:table-cell office:value-type="float" office:value="121862" calcext:value-type="float">
            <text:p>12186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4]/[.K4]*[.I4]" office:value-type="float" office:value="0" calcext:value-type="float">
            <text:p>0</text:p>
          </table:table-cell>
          <table:table-cell table:formula="of:=[.J83]*[.J4]*[.I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QUADRIOS LED, 3 mm, Lichtfarbe: Blau, Gehäusefarbe: Klar, 2500 mcd, 460 nm, 2,54 mm </text:p>
          </table:table-cell>
          <table:table-cell table:number-columns-repeated="2"/>
          <table:table-cell office:value-type="float" office:value="121875" calcext:value-type="float">
            <text:p>12187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]/[.K5]*[.I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UADRIOS LED, 3 mm, Lichtfarbe: Blau, Gehäusefarbe: Diffus-Blau, 1300 mcd, 460 nm, 2,54 mm </text:p>
          </table:table-cell>
          <table:table-cell table:number-columns-repeated="2"/>
          <table:table-cell office:value-type="float" office:value="121851" calcext:value-type="float">
            <text:p>12185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6]/[.K6]*[.I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VERSTAR LEDs ESL-R3040HBDE034, blau, 3 mm, 10 Stück</text:p>
          </table:table-cell>
          <table:table-cell table:number-columns-repeated="2"/>
          <table:table-cell office:value-type="float" office:value="121317" calcext:value-type="float">
            <text:p>121317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7]/[.K7]*[.I7]" office:value-type="float" office:value="0.103" calcext:value-type="float">
            <text:p>0,103</text:p>
          </table:table-cell>
          <table:table-cell table:formula="of:=3*[.I7]" office:value-type="float" office:value="3.09" calcext:value-type="float">
            <text:p>3,09</text:p>
          </table:table-cell>
          <table:table-cell table:formula="of:=SUM([.M2:.M7])"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TEAPO Alu-Elko, KSH227M035S1G5H12K, 220uF, 35V,</text:p>
          </table:table-cell>
          <table:table-cell/>
          <table:table-cell office:value-type="string" calcext:value-type="string">
            <text:p><text:s/>RM 5, radial, 105°C, 10x12mm </text:p>
          </table:table-cell>
          <table:table-cell office:value-type="float" office:value="211011" calcext:value-type="float">
            <text:p>21101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8]/[.K8]*[.I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AMICON Elektrolytkondensator, 220µF, 25, bis +105°C, <text:s/>±20%</text:p>
          </table:table-cell>
          <table:table-cell/>
          <table:table-cell office:value-type="string" calcext:value-type="string">
            <text:p>Maße(ØxH): 8x11,5 mm</text:p>
          </table:table-cell>
          <table:table-cell office:value-type="float" office:value="210875" calcext:value-type="float">
            <text:p>210875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]/[.K9]*[.I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PO Alu-Elko, KSH227M016S1A5E11K, 220uF, 16V, </text:p>
          </table:table-cell>
          <table:table-cell/>
          <table:table-cell office:value-type="string" calcext:value-type="string">
            <text:p>RM 2,5, radial, 105°C, 6,3x11mm </text:p>
          </table:table-cell>
          <table:table-cell office:value-type="float" office:value="211001" calcext:value-type="float">
            <text:p>211001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]/[.K10]*[.I10]" office:value-type="float" office:value="0.05" calcext:value-type="float">
            <text:p>0,05</text:p>
          </table:table-cell>
          <table:table-cell table:formula="of:=[.J83]*[.J10]*[.I10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TEAPO Miniatur-Alu-Elko, KSS106M025S1A5B07K, 10uF, 25V, RM 2,5, radial, 105°C, 4x7mm </text:p>
          </table:table-cell>
          <table:table-cell table:number-columns-repeated="2"/>
          <table:table-cell office:value-type="float" office:value="210984" calcext:value-type="float">
            <text:p>210984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]/[.K12]*[.I12]" office:value-type="float" office:value="0.04" calcext:value-type="float">
            <text:p>0,04</text:p>
          </table:table-cell>
          <table:table-cell table:formula="of:=[.J83]*[.J12]*[.I12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APO Alu-Elko, KSH106M035S1A5C11K, 10uF, 35V, RM 2, radial, 105°C, 5x11mm </text:p>
          </table:table-cell>
          <table:table-cell table:number-columns-repeated="2"/>
          <table:table-cell office:value-type="float" office:value="211008" calcext:value-type="float">
            <text:p>211008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3]/[.K13]*[.I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Elko, radial, 10 µF, 63 V, 105 °C, RM 2,5 </text:p>
          </table:table-cell>
          <table:table-cell table:number-columns-repeated="2"/>
          <table:table-cell office:value-type="float" office:value="210397" calcext:value-type="float">
            <text:p>210397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4]/[.K14]*[.I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5, C11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KEMET Folienkondensator, 1 µF, 63 V, 10 % </text:p>
          </table:table-cell>
          <table:table-cell/>
          <table:table-cell office:value-type="string" calcext:value-type="string">
            <text:p>RM 5, </text:p>
          </table:table-cell>
          <table:table-cell office:value-type="float" office:value="200918" calcext:value-type="float">
            <text:p>200918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]/[.K16]*[.I16]" office:value-type="float" office:value="0.6" calcext:value-type="float">
            <text:p>0,6</text:p>
          </table:table-cell>
          <table:table-cell table:formula="of:=[.J83]*[.J18]*[.I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ondensator 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KEMET Folienkondensator, 100nF, 63V 100 nF - ± 10 % - 63 V - 5 RM - radial.</text:p>
          </table:table-cell>
          <table:table-cell table:number-columns-repeated="2"/>
          <table:table-cell office:value-type="float" office:value="200913" calcext:value-type="float">
            <text:p>200913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8]/[.K18]*[.I18]" office:value-type="float" office:value="0" calcext:value-type="float">
            <text:p>0</text:p>
          </table:table-cell>
          <table:table-cell table:formula="of:=[.J83]*[.J18]*[.I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CHWELL Keramik-Kondensator, 100 nF, 50 V, RM 5, 20 % </text:p>
          </table:table-cell>
          <table:table-cell table:number-columns-repeated="2"/>
          <table:table-cell office:value-type="float" office:value="201108" calcext:value-type="float">
            <text:p>20110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9]/[.K19]*[.I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eramik-Vielschicht-Kondensator, 100 nF, 50 V, RM 5, 10 % ,Keramikart: X7R</text:p>
          </table:table-cell>
          <table:table-cell table:number-columns-repeated="2"/>
          <table:table-cell office:value-type="float" office:value="201065" calcext:value-type="float">
            <text:p>201065</text:p>
          </table:table-cell>
          <table:table-cell/>
          <table:table-cell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]/[.K20]*[.I20]"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EMET Keramik-Vielschicht-Kondensator, 100 nF, 50 V, RM 2,5, 10 % </text:p>
          </table:table-cell>
          <table:table-cell table:number-columns-repeated="2"/>
          <table:table-cell office:value-type="float" office:value="201048" calcext:value-type="float">
            <text:p>201048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1]/[.K21]*[.I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PCOS Folienkondensator B32529, 100 nF 0,1 µF, 10 %, 63 V-, RM 5 mm, Maße (LxBxH): 7,5x2,5x6,5 mm.</text:p>
          </table:table-cell>
          <table:table-cell table:number-columns-repeated="2"/>
          <table:table-cell office:value-type="float" office:value="201195" calcext:value-type="float">
            <text:p>20119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2]/[.K22]*[.I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2, C6, C7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22 nF</text:p>
          </table:table-cell>
          <table:table-cell office:value-type="string" calcext:value-type="string">
            <text:p>RICHWELL Keramik-Kondensator, 22 nF, 100 V, RM 5, 20 % Keramikart: Z5U</text:p>
          </table:table-cell>
          <table:table-cell table:number-columns-repeated="2"/>
          <table:table-cell office:value-type="float" office:value="201106" calcext:value-type="float">
            <text:p>201106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4]/[.K24]*[.I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olienkondensator, 22nF, 100V 22 nF - ± 10 % - 100 V - 5 RM – radial.</text:p>
          </table:table-cell>
          <table:table-cell table:number-columns-repeated="2"/>
          <table:table-cell office:value-type="float" office:value="200910" calcext:value-type="float">
            <text:p>200910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5]/[.K25]*[.I25]" office:value-type="float" office:value="0" calcext:value-type="float">
            <text:p>0</text:p>
          </table:table-cell>
          <table:table-cell table:formula="of:=[.J83]*[.J25]*[.I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PCOS Folienkondensator B32520, 22 nF 0,022 µF, 10 %, 400 V-, RM 7,5 mm, radial.</text:p>
          </table:table-cell>
          <table:table-cell table:number-columns-repeated="2"/>
          <table:table-cell office:value-type="float" office:value="200314" calcext:value-type="float">
            <text:p>200314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6]/[.K26]*[.I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NCAP TECHNOLOGY Keramikkondensator, 22nF, 50V Keramik-Vielschicht-Kondensator, RM 2,5, 100 V, 10 % Keramikart: X7R</text:p>
          </table:table-cell>
          <table:table-cell table:number-columns-repeated="2"/>
          <table:table-cell office:value-type="float" office:value="201045" calcext:value-type="float">
            <text:p>20104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7]/[.K27]*[.I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ISHAY Folien-Kondensator MKP1840, 22 nF</text:p>
          </table:table-cell>
          <table:table-cell table:number-columns-repeated="2"/>
          <table:table-cell office:value-type="float" office:value="200780" calcext:value-type="float">
            <text:p>200780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]/[.K28]*[.I28]" office:value-type="float" office:value="0.18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, C4, C8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Folienkondensator, 10 nF 10 nF, 10 %, 100 V-, MKT, RM 5 mm.</text:p>
          </table:table-cell>
          <table:table-cell table:number-columns-repeated="2"/>
          <table:table-cell office:value-type="float" office:value="200602" calcext:value-type="float">
            <text:p>20060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9]/[.K29]*[.I29]" office:value-type="float" office:value="0" calcext:value-type="float">
            <text:p>0</text:p>
          </table:table-cell>
          <table:table-cell table:formula="of:=[.J83]*[.J29]*[.I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CHWELL Keramikkondensator, 10 nF, 100 V, 10 % Keramik-Kondensator, RM 2,5, 100 V, 10 % Keramikart: Y5V</text:p>
          </table:table-cell>
          <table:table-cell table:number-columns-repeated="2"/>
          <table:table-cell office:value-type="float" office:value="201085" calcext:value-type="float">
            <text:p>201085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0]/[.K30]*[.I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NCAP TECHNOLOGY Keramik-Vielschicht-Kondensator, 10 nF, 50 V, RM 2,5, 10 % Keramikart: X7R</text:p>
          </table:table-cell>
          <table:table-cell table:number-columns-repeated="2"/>
          <table:table-cell office:value-type="float" office:value="201044" calcext:value-type="float">
            <text:p>201044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1]/[.K31]*[.I31]" office:value-type="float" office:value="0.48" calcext:value-type="float">
            <text:p>0,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NCAP TECHNOLOGY Keramik-Vielschicht-Kondensator, 10 nF, 50 V, RM 5, 10 % Keramik-Vielschicht-Kondensator, RM 5, 50 V, 10 % Keramikart: X7R</text:p>
          </table:table-cell>
          <table:table-cell table:number-columns-repeated="2"/>
          <table:table-cell office:value-type="float" office:value="201061" calcext:value-type="float">
            <text:p>201061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2]/[.K32]*[.I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4,7 nF</text:p>
          </table:table-cell>
          <table:table-cell office:value-type="string" calcext:value-type="string">
            <text:p>RICHWELL Keramik-Kondensator, 4,7 nF, 100 V, RM 5, 20 % </text:p>
          </table:table-cell>
          <table:table-cell table:number-columns-repeated="2"/>
          <table:table-cell office:value-type="float" office:value="201104" calcext:value-type="float">
            <text:p>201104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4]/[.K34]*[.I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NCAP TECHNOLOGY Keramik-Vielschicht-Kondensator, 4,7 nF, 100 V, RM 5, 10 % Keramikart: X7R</text:p>
          </table:table-cell>
          <table:table-cell table:number-columns-repeated="2"/>
          <table:table-cell office:value-type="float" office:value="201060" calcext:value-type="float">
            <text:p>20106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5]/[.K35]*[.I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KEMET Folienkondensator, 4,7nF, 100V 4,7 nF - ± 10 % - 100 V - 5 RM – radial.</text:p>
          </table:table-cell>
          <table:table-cell table:number-columns-repeated="2"/>
          <table:table-cell office:value-type="float" office:value="200907" calcext:value-type="float">
            <text:p>200907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6]/[.K36]*[.I36]" office:value-type="float" office:value="0" calcext:value-type="float">
            <text:p>0</text:p>
          </table:table-cell>
          <table:table-cell table:formula="of:=[.J83]*[.J40]*[.I36]" office:value-type="float" office:value="9.6" calcext:value-type="float">
            <text:p>9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KEMET Keramik-Vielschicht-Kondensator, 4,7 nF, 100 V, RM 2,5, 10 % Keramik-Vielschicht-Kondensator, RM 2,5, 100 V, 10 % Keramikart: X7R</text:p>
          </table:table-cell>
          <table:table-cell table:number-columns-repeated="2"/>
          <table:table-cell office:value-type="float" office:value="201043" calcext:value-type="float">
            <text:p>201043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7]/[.K37]*[.I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Keramikkondensator, 4700 pF 4,7 nF, 10 %, 100 V-, radial, RM 2,54.</text:p>
          </table:table-cell>
          <table:table-cell table:number-columns-repeated="2"/>
          <table:table-cell office:value-type="float" office:value="200336" calcext:value-type="float">
            <text:p>20033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]/[.K38]*[.I38]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3B, C4B, C12, C1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3,3 nF</text:p>
          </table:table-cell>
          <table:table-cell office:value-type="string" calcext:value-type="string">
            <text:p><text:s/>Keramikkondensator, 3300 pF , <text:s/>3,3 nF, 20 %, 63 V-, RM 5 mm, radial.</text:p>
          </table:table-cell>
          <table:table-cell table:number-columns-repeated="2"/>
          <table:table-cell office:value-type="float" office:value="200330" calcext:value-type="float">
            <text:p>200330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/[.K40]*[.I40]" office:value-type="float" office:value="0.08" calcext:value-type="float">
            <text:p>0,08</text:p>
          </table:table-cell>
          <table:table-cell table:formula="of:=[.J83]*[.I40]*[.J40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Keramikkondensator, 10 Stück 3,3 nF, 63 V-, 20 %, RM 2,54 mm, radial. 10 Stück.</text:p>
          </table:table-cell>
          <table:table-cell table:number-columns-repeated="2"/>
          <table:table-cell office:value-type="float" office:value="200144" calcext:value-type="float">
            <text:p>20014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J41]/[.K41]*[.I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Folien-Kondensator, 3,3 nF, 100 V MKT - 3,3 nF - 100 V - RM 5 – radial</text:p>
          </table:table-cell>
          <table:table-cell table:number-columns-repeated="2"/>
          <table:table-cell office:value-type="float" office:value="200747" calcext:value-type="float">
            <text:p>200747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42]/[.K42]*[.I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SUM([.M8:.M42])" office:value-type="float" office:value="14.7" calcext:value-type="float">
            <text:p>14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0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Kohleschicht-Widerstand, 33 kΩ, 100 Stück 33 kΩ - 0,25 W - 5 % - 100 Stück</text:p>
          </table:table-cell>
          <table:table-cell table:number-columns-repeated="2"/>
          <table:table-cell office:value-type="float" office:value="220071" calcext:value-type="float">
            <text:p>220071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J44]/[.K44]*[.I44]" office:value-type="float" office:value="0.03" calcext:value-type="float">
            <text:p>0,03</text:p>
          </table:table-cell>
          <table:table-cell table:formula="of:=[.I44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33k Ohm, 1/4W 5%, 50 Stück </text:p>
          </table:table-cell>
          <table:table-cell table:number-columns-repeated="2"/>
          <table:table-cell office:value-type="float" office:value="221598" calcext:value-type="float">
            <text:p>221598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45]/[.K45]*[.I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12, R13, R20, R21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ohleschicht-Widerstand, 0,25 W, 10K, 5 %, 100 Stück </text:p>
          </table:table-cell>
          <table:table-cell table:number-columns-repeated="2"/>
          <table:table-cell office:value-type="float" office:value="220068" calcext:value-type="float">
            <text:p>220068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J47]/[.K47]*[.I47]" office:value-type="float" office:value="0.06" calcext:value-type="float">
            <text:p>0,06</text:p>
          </table:table-cell>
          <table:table-cell table:formula="of:=2*[.I4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10K Ohm, 1/4W 5%, 50 Stück </text:p>
          </table:table-cell>
          <table:table-cell table:number-columns-repeated="2"/>
          <table:table-cell office:value-type="float" office:value="221596" calcext:value-type="float">
            <text:p>221596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48]/[.K48]*[.I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1, R22, R23, R25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Kohleschicht-Widerstand, 560 Ω, 100 Stück </text:p>
          </table:table-cell>
          <table:table-cell table:number-columns-repeated="2"/>
          <table:table-cell office:value-type="float" office:value="221450" calcext:value-type="float">
            <text:p>221450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J50]/[.K50]*[.I50]" office:value-type="float" office:value="0.06" calcext:value-type="float">
            <text:p>0,06</text:p>
          </table:table-cell>
          <table:table-cell table:formula="of:=2*[.I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Kohleschicht-Widerstand, 5,6 kΩ, 100 Stück </text:p>
          </table:table-cell>
          <table:table-cell table:number-columns-repeated="2"/>
          <table:table-cell office:value-type="float" office:value="221454" calcext:value-type="float">
            <text:p>22145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J52]/[.K52]*[.I52]" office:value-type="float" office:value="0.015" calcext:value-type="float">
            <text:p>0,015</text:p>
          </table:table-cell>
          <table:table-cell table:formula="of:=[.I52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22k </text:p>
          </table:table-cell>
          <table:table-cell office:value-type="string" calcext:value-type="string">
            <text:p>Kohleschicht-Widerstand 22 kΩ - 0,25 W - 5 % - 100 Stück</text:p>
          </table:table-cell>
          <table:table-cell table:number-columns-repeated="2"/>
          <table:table-cell office:value-type="float" office:value="220070" calcext:value-type="float">
            <text:p>220070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J54]/[.K54]*[.I54]" office:value-type="float" office:value="0.015" calcext:value-type="float">
            <text:p>0,015</text:p>
          </table:table-cell>
          <table:table-cell table:formula="of:=[.I54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22k Ohm, 1/4W 5%, 50 Stück </text:p>
          </table:table-cell>
          <table:table-cell table:number-columns-repeated="2"/>
          <table:table-cell office:value-type="float" office:value="221597" calcext:value-type="float">
            <text:p>221597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55]/[.K55]*[.I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Kohleschicht-Widerstand, 47 kΩ, 100 Stück </text:p>
          </table:table-cell>
          <table:table-cell table:number-columns-repeated="2"/>
          <table:table-cell office:value-type="float" office:value="220072" calcext:value-type="float">
            <text:p>220072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J57]/[.K57]*[.I57]" office:value-type="float" office:value="0.03" calcext:value-type="float">
            <text:p>0,03</text:p>
          </table:table-cell>
          <table:table-cell table:formula="of:=[.I57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47 Ohm, 1/4W 5%, 50 Stück </text:p>
          </table:table-cell>
          <table:table-cell table:number-columns-repeated="2"/>
          <table:table-cell office:value-type="float" office:value="221586" calcext:value-type="float">
            <text:p>221586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58]/[.K58]*[.I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, R11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Kohleschicht-Widerstand, 2,2 kΩ, 100 Stück </text:p>
          </table:table-cell>
          <table:table-cell table:number-columns-repeated="2"/>
          <table:table-cell office:value-type="float" office:value="220064" calcext:value-type="float">
            <text:p>22006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J60]/[.K60]*[.I60]" office:value-type="float" office:value="0.03" calcext:value-type="float">
            <text:p>0,03</text:p>
          </table:table-cell>
          <table:table-cell table:formula="of:=[.I60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2.2K Ohm, 1/4W 5%, 50 Stück </text:p>
          </table:table-cell>
          <table:table-cell table:number-columns-repeated="2"/>
          <table:table-cell office:value-type="float" office:value="221594" calcext:value-type="float">
            <text:p>221594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61]/[.K61]*[.I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, R7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ohleschicht-Widerstand, 4,7 kΩ, 100 Stück </text:p>
          </table:table-cell>
          <table:table-cell table:number-columns-repeated="2"/>
          <table:table-cell office:value-type="float" office:value="220066" calcext:value-type="float">
            <text:p>22006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J63]/[.K63]*[.I63]" office:value-type="float" office:value="0.03" calcext:value-type="float">
            <text:p>0,03</text:p>
          </table:table-cell>
          <table:table-cell table:formula="of:=[.I63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derstand, Kohleschicht, 4.7K Ohm, 1/4W 5%, 50 Stück </text:p>
          </table:table-cell>
          <table:table-cell table:number-columns-repeated="2"/>
          <table:table-cell office:value-type="float" office:value="221595" calcext:value-type="float">
            <text:p>221595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J64]/[.K64]*[.I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1, RV2, RV3</text:p>
          </table:table-cell>
          <table:table-cell office:value-type="string" calcext:value-type="string">
            <text:p>Spindeltrimmer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Spindeltrimmer 414S6, 22K </text:p>
          </table:table-cell>
          <table:table-cell table:number-columns-repeated="2"/>
          <table:table-cell office:value-type="float" office:value="240480" calcext:value-type="float">
            <text:p>24048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6]/[.K66]*[.I66]" office:value-type="float" office:value="0.6" calcext:value-type="float">
            <text:p>0,6</text:p>
          </table:table-cell>
          <table:table-cell table:formula="of:=[.J83]*[.J66]*[.I66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<text:a xlink:href="https://www.pollin.de/p/spindeltrimmer-414s6-22k-240480" xlink:type="simple">https://www.pollin.de/p/spindeltrimmer-414s6-22k-240480</text:a>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/>
          <table:table-cell table:formula="of:=SUM([.M43:.M66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, S2</text:p>
          </table:table-cell>
          <table:table-cell office:value-type="string" calcext:value-type="string">
            <text:p>Schalter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Kippschalter MTS-102-A1 , <text:s/>1Pol EIN-EIN, 3 A/250 V <text:s text:c="2"/>Lötanschluss <text:s/>Knebellänge: 11 mm <text:s/>Ø 6,4 mm</text:p>
          </table:table-cell>
          <table:table-cell table:number-columns-repeated="2"/>
          <table:table-cell office:value-type="float" office:value="420179" calcext:value-type="float">
            <text:p>420179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69]/[.K69]*[.I69]" office:value-type="float" office:value="0" calcext:value-type="float">
            <text:p>0</text:p>
          </table:table-cell>
          <table:table-cell table:formula="of:=[.J83]*[.J69]*[.I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S 244 MIYAMA KIPPSCHALTER SUBMINI. MIYAMA 1XU</text:p>
          </table:table-cell>
          <table:table-cell table:number-columns-repeated="2"/>
          <table:table-cell office:value-type="string" calcext:value-type="string">
            <text:p>ELW #00056823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0]/[.K70]*[.I70]" office:value-type="float" office:value="3.44" calcext:value-type="float">
            <text:p>3,44</text:p>
          </table:table-cell>
          <table:table-cell table:formula="of:=[.J83]*[.J70]*[.I70]" office:value-type="float" office:value="103.2" calcext:value-type="float">
            <text:p>103,2</text:p>
          </table:table-cell>
          <table:table-cell table:number-columns-repeated="2"/>
          <table:table-cell office:value-type="string" calcext:value-type="string">
            <text:p><text:a xlink:href="https://elw-elektronik.com/epages/d0dee231-ab0f-4fe3-b9b2-78e23c1b0b52.sf/de_DE/?ObjectID=19843201" xlink:type="simple">https://elw-elektronik.com/epages/d0dee231-ab0f-4fe3-b9b2-78e23c1b0b52.sf/de_DE/?ObjectID=19843201</text:a>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ONNFLY ELECTRONIC Buchsenleiste, vergoldet, 1x 20-polig </text:p>
          </table:table-cell>
          <table:table-cell table:number-columns-repeated="2"/>
          <table:table-cell office:value-type="float" office:value="451498" calcext:value-type="float">
            <text:p>451498</text:p>
          </table:table-cell>
          <table:table-cell/>
          <table:table-cell office:value-type="float" office:value="0.36" calcext:value-type="float">
            <text:p>0,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/[.K72]*[.I72]" office:value-type="float" office:value="0.36" calcext:value-type="float">
            <text:p>0,36</text:p>
          </table:table-cell>
          <table:table-cell table:formula="of:=[.J83]*[.J72]*[.I72]" office:value-type="float" office:value="10.8" calcext:value-type="float">
            <text:p>1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NFLY ELECTRONIC Buchsenleiste, vergoldet, 1x 40-polig </text:p>
          </table:table-cell>
          <table:table-cell table:number-columns-repeated="2"/>
          <table:table-cell office:value-type="float" office:value="451500" calcext:value-type="float">
            <text:p>451500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3]/[.K73]*[.I73]" office:value-type="float" office:value="0" calcext:value-type="float">
            <text:p>0</text:p>
          </table:table-cell>
          <table:table-cell table:formula="of:=[.J83]*[.J73]*[.I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NFLY ELECTRONIC Buchsenleiste, vergoldet, 1x 16-polig </text:p>
          </table:table-cell>
          <table:table-cell table:number-columns-repeated="2"/>
          <table:table-cell office:value-type="float" office:value="451497" calcext:value-type="float">
            <text:p>451497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4]/[.K74]*[.I74]" office:value-type="float" office:value="0" calcext:value-type="float">
            <text:p>0</text:p>
          </table:table-cell>
          <table:table-cell table:formula="of:=[.J83]*[.J74]*[.I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ECON CONNECT Buchsenleiste, vergoldet, 1x 2-polig</text:p>
          </table:table-cell>
          <table:table-cell table:number-columns-repeated="2"/>
          <table:table-cell office:value-type="float" office:value="451552" calcext:value-type="float">
            <text:p>45155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6]/[.K76]*[.I76]" office:value-type="float" office:value="0.21" calcext:value-type="float">
            <text:p>0,21</text:p>
          </table:table-cell>
          <table:table-cell table:formula="of:=[.J83]*[.J76]*[.I76]" office:value-type="float" office:value="6.3" calcext:value-type="float">
            <text:p>6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NFLY ELECTRONIC Buchsenleiste, vergoldet, 1x 3-poli</text:p>
          </table:table-cell>
          <table:table-cell table:number-columns-repeated="2"/>
          <table:table-cell office:value-type="float" office:value="452476" calcext:value-type="float">
            <text:p>452476</text:p>
          </table:table-cell>
          <table:table-cell/>
          <table:table-cell office:value-type="float" office:value="0.16" calcext:value-type="float">
            <text:p>0,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7]/[.K77]*[.I77]" office:value-type="float" office:value="0.16" calcext:value-type="float">
            <text:p>0,16</text:p>
          </table:table-cell>
          <table:table-cell table:formula="of:=[.J83]*[.J77]*[.I77]" office:value-type="float" office:value="4.8" calcext:value-type="float">
            <text:p>4,8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ZipLock</text:p>
          </table:table-cell>
          <table:table-cell office:value-type="string" calcext:value-type="string">
            <text:p>QUADRIOS, 1903EC111, Zip-Beutel Dissipativ 10 St 75 x 125mm </text:p>
          </table:table-cell>
          <table:table-cell table:number-columns-repeated="2"/>
          <table:table-cell office:value-type="float" office:value="110204" calcext:value-type="float">
            <text:p>11020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80]/[.K80]*[.I80]" office:value-type="float" office:value="0.23" calcext:value-type="float">
            <text:p>0,23</text:p>
          </table:table-cell>
          <table:table-cell table:formula="of:=3*[.I80]" office:value-type="float" office:value="6.9" calcext:value-type="float">
            <text:p>6,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SUM([.L2:.L80])" office:value-type="float" office:value="7.163" calcext:value-type="float">
            <text:p>7,16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SUM([.M69:.M80]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table:formula="of:=[.J83]*[.L81]" office:value-type="float" office:value="214.89" calcext:value-type="float">
            <text:p>214,89</text:p>
          </table:table-cell>
          <table:table-cell table:formula="of:=SUM([.M2:.M82])" office:value-type="float" office:value="187.29" calcext:value-type="float">
            <text:p>187,29</text:p>
          </table:table-cell>
          <table:table-cell table:formula="of:=SUM([.N2:.N82])" office:value-type="float" office:value="187.29" calcext:value-type="float">
            <text:p>187,29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Batteriehalter</text:p>
          </table:table-cell>
          <table:table-cell office:value-type="string" calcext:value-type="string">
            <text:p>3 x AAA</text:p>
          </table:table-cell>
          <table:table-cell office:value-type="string" calcext:value-type="string">
            <text:p>HALTER 3XAAA Battery holder for 3x Micro AAA, closed</text:p>
          </table:table-cell>
          <table:table-cell table:number-columns-repeated="3"/>
          <table:table-cell office:value-type="string" calcext:value-type="string">
            <text:p>HALTER 3XAAA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8]/[.K88]*[.I88]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table:formula="of:=[.J90]*[.L88]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Leiterplatte</text:p>
          </table:table-cell>
          <table:table-cell office:value-type="string" calcext:value-type="string">
            <text:p>af_two_tone_#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are</text:p>
          </table:table-cell>
          <table:table-cell office:value-type="string" calcext:value-type="string">
            <text:p>post /a package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llin Bestellung Total</text:p>
          </table:table-cell>
          <table:table-cell table:style-name="ce1" table:formula="of:=[.M83]" office:value-type="currency" office:currency="EUR" office:value="187.29" calcext:value-type="currency">
            <text:p>187,29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table:formula="of:=[.B97]+[.C97]" office:value-type="currency" office:currency="EUR" office:value="193.79" calcext:value-type="currency">
            <text:p>193,79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ichelt Bestellung Total</text:p>
          </table:table-cell>
          <table:table-cell table:style-name="ce1" table:formula="of:=[.L90]" office:value-type="currency" office:currency="EUR" office:value="66" calcext:value-type="currency">
            <text:p>66,00 €</text:p>
          </table:table-cell>
          <table:table-cell table:style-name="ce1" office:value-type="currency" office:currency="EUR" office:value="6.5" calcext:value-type="currency">
            <text:p>6,50 €</text:p>
          </table:table-cell>
          <table:table-cell table:style-name="ce1" table:formula="of:=[.B98]+[.C98]" office:value-type="currency" office:currency="EUR" office:value="72.5" calcext:value-type="currency">
            <text:p>72,50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PCB zero_run</text:p>
          </table:table-cell>
          <table:table-cell table:number-columns-repeated="2" office:value-type="string" calcext:value-type="string">
            <text:p>n/a</text:p>
          </table:table-cell>
          <table:table-cell table:style-name="ce1" table:formula="of:=[$allpcb_zero_run.C18]" office:value-type="currency" office:currency="EUR" office:value="46.5919" calcext:value-type="currency">
            <text:p>46,59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PCF production_run</text:p>
          </table:table-cell>
          <table:table-cell table:number-columns-repeated="2" office:value-type="string" calcext:value-type="string">
            <text:p>n/a</text:p>
          </table:table-cell>
          <table:table-cell table:style-name="ce1" table:formula="of:=[$allpcb_production_run.C18]" office:value-type="currency" office:currency="EUR" office:value="73.12" calcext:value-type="currency">
            <text:p>73,12 €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1" table:formula="of:=SUM([.D97:.D101])" office:value-type="currency" office:currency="EUR" office:value="386.0019" calcext:value-type="currency">
            <text:p>386,00 €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/Bausatz</text:p>
          </table:table-cell>
          <table:table-cell table:number-columns-repeated="2"/>
          <table:table-cell table:style-name="ce1" table:formula="of:=[.D102]/30" office:value-type="currency" office:currency="EUR" office:value="12.86673" calcext:value-type="currency">
            <text:p>12,87 €</text:p>
          </table:table-cell>
          <table:table-cell table:number-columns-repeated="12"/>
        </table:table-row>
      </table:table>
      <table:table table:name="eagle_bom_two_tone_#1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BAT-, OUT_G, OUT_GND, OUT_S, OUT_SIG_H, OUT_SIG_L, TP_F1, TP_F2, TP_GND, TP_GND1, V+, V-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10B, C14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2, C6, C7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3, C4, C8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3B, C4B, C12, C13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5, C11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025_050-025X075</text:p>
          </table:table-cell>
          <table:table-cell office:value-type="string" calcext:value-type="string">
            <text:p>C025_050-025X07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, R16, R17, R18, R19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2, R13, R20, R21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TRIMM_414S6</text:p>
          </table:table-cell>
          <table:table-cell office:value-type="string" calcext:value-type="string">
            <text:p>SPINDLE_414S6</text:p>
          </table:table-cell>
          <table:table-cell office:value-type="string" calcext:value-type="string">
            <text:p>R2, R8, R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22, R23, R2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5, R11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9070-1W</text:p>
          </table:table-cell>
          <table:table-cell office:value-type="string" calcext:value-type="string">
            <text:p>S1, S2</text:p>
          </table:table-cell>
          <table:table-cell office:value-type="string" calcext:value-type="string">
            <text:p>TOGGLE SWIT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NPN Transistror</text:p>
          </table:table-cell>
        </table:table-row>
      </table:table>
      <table:table table:name="allpcb_zero_run" table:style-name="ta1">
        <office:forms form:automatic-focus="false" form:apply-design-mode="false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LLPCB</text:p>
          </table:table-cell>
          <table:table-cell office:value-type="string" calcext:value-type="string">
            <text:p>PCB fab. Zero_ru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cs</text:p>
          </table:table-cell>
        </table:table-row>
        <table:table-row table:style-name="ro1">
          <table:table-cell office:value-type="string" calcext:value-type="string">
            <text:p>Bestellung Stückzahl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SD ($)</text:p>
          </table:table-cell>
          <table:table-cell office:value-type="string" calcext:value-type="string">
            <text:p>EUR (€)</text:p>
          </table:table-cell>
          <table:table-cell/>
        </table:table-row>
        <table:table-row table:style-name="ro1">
          <table:table-cell office:value-type="string" calcext:value-type="string">
            <text:p>Product cost:$ 1.00</text:p>
          </table:table-cell>
          <table:table-cell table:style-name="ce2" office:value-type="float" office:value="1" calcext:value-type="float">
            <text:p>1,00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/>
        </table:table-row>
        <table:table-row table:style-name="ro1">
          <table:table-cell office:value-type="string" calcext:value-type="string">
            <text:p>Shipping cost:$ 28.00</text:p>
          </table:table-cell>
          <table:table-cell table:style-name="ce2" office:value-type="float" office:value="28" calcext:value-type="float">
            <text:p>28,00</text:p>
          </table:table-cell>
          <table:table-cell table:style-name="ce1" table:formula="of:=28*0.91" office:value-type="currency" office:currency="EUR" office:value="25.48" calcext:value-type="currency">
            <text:p>25,48 €</text:p>
          </table:table-cell>
          <table:table-cell/>
        </table:table-row>
        <table:table-row table:style-name="ro1">
          <table:table-cell office:value-type="string" calcext:value-type="string">
            <text:p>Flotation price:$ 0.00</text:p>
          </table:table-cell>
          <table:table-cell table:style-name="ce2" office:value-type="float" office:value="0" calcext:value-type="float">
            <text:p>0,00</text:p>
          </table:table-cell>
          <table:table-cell table:style-name="ce1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Service Charge:$ 1.09</text:p>
          </table:table-cell>
          <table:table-cell table:style-name="ce2" office:value-type="float" office:value="1" calcext:value-type="float">
            <text:p>1,00</text:p>
          </table:table-cell>
          <table:table-cell table:style-name="ce1" office:value-type="currency" office:currency="EUR" office:value="0.91" calcext:value-type="currency">
            <text:p>0,91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amount:$ 30.09 </text:p>
          </table:table-cell>
          <table:table-cell table:style-name="ce2" office:value-type="float" office:value="30.09" calcext:value-type="float">
            <text:p>30,09</text:p>
          </table:table-cell>
          <table:table-cell table:style-name="ce1" table:formula="of:=30*0.91" office:value-type="currency" office:currency="EUR" office:value="27.3" calcext:value-type="currency">
            <text:p>27,3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Pal</text:p>
          </table:table-cell>
          <table:table-cell office:value-type="float" office:value="29.09" calcext:value-type="float">
            <text:p>29,09</text:p>
          </table:table-cell>
          <table:table-cell table:style-name="ce1" table:formula="of:=29.09*0.91" office:value-type="currency" office:currency="EUR" office:value="26.4719" calcext:value-type="currency">
            <text:p>26,47 €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 calcext:value-type="string">
            <text:p>DHLKosten</text:p>
            <text:p> (Zoll, USt 19% u.Bearbeitung)</text:p>
          </table:table-cell>
          <table:table-cell/>
          <table:table-cell table:style-name="ce1" office:value-type="currency" office:currency="EUR" office:value="20.12" calcext:value-type="currency">
            <text:p>20,12 €</text:p>
          </table:table-cell>
          <table:table-cell office:value-type="string" calcext:value-type="string">
            <text:p>PayPal</text:p>
            <text:p>Online bezah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der Total</text:p>
          </table:table-cell>
          <table:table-cell office:value-type="string" calcext:value-type="string">
            <text:p><text:s/>===</text:p>
          </table:table-cell>
          <table:table-cell table:style-name="ce1" table:formula="of:=[.C13]+[.C16]" office:value-type="currency" office:currency="EUR" office:value="46.5919" calcext:value-type="currency">
            <text:p>46,59 €</text:p>
          </table:table-cell>
          <table:table-cell/>
        </table:table-row>
      </table:table>
      <table:table table:name="allpcb_production_run" table:style-name="ta1">
        <office:forms form:automatic-focus="false" form:apply-design-mode="false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LLPCB</text:p>
          </table:table-cell>
          <table:table-cell office:value-type="string" calcext:value-type="string">
            <text:p>PCB fab. Production_ru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cs</text:p>
          </table:table-cell>
        </table:table-row>
        <table:table-row table:style-name="ro1">
          <table:table-cell office:value-type="string" calcext:value-type="string">
            <text:p>Bestellung Stückzahl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SD ($)</text:p>
          </table:table-cell>
          <table:table-cell office:value-type="string" calcext:value-type="string">
            <text:p>EUR (€)</text:p>
          </table:table-cell>
          <table:table-cell/>
        </table:table-row>
        <table:table-row table:style-name="ro1">
          <table:table-cell office:value-type="string" calcext:value-type="string">
            <text:p>Product cost:</text:p>
          </table:table-cell>
          <table:table-cell table:style-name="ce2" office:value-type="float" office:value="28" calcext:value-type="float">
            <text:p>28,00</text:p>
          </table:table-cell>
          <table:table-cell table:style-name="ce1" table:formula="of:=30*0.91" office:value-type="currency" office:currency="EUR" office:value="27.3" calcext:value-type="currency">
            <text:p>27,30 €</text:p>
          </table:table-cell>
          <table:table-cell/>
        </table:table-row>
        <table:table-row table:style-name="ro1">
          <table:table-cell office:value-type="string" calcext:value-type="string">
            <text:p>Shipping cost:</text:p>
          </table:table-cell>
          <table:table-cell table:style-name="ce2" office:value-type="float" office:value="30" calcext:value-type="float">
            <text:p>30,00</text:p>
          </table:table-cell>
          <table:table-cell table:style-name="ce1" table:formula="of:=30*0.91" office:value-type="currency" office:currency="EUR" office:value="27.3" calcext:value-type="currency">
            <text:p>27,30 €</text:p>
          </table:table-cell>
          <table:table-cell/>
        </table:table-row>
        <table:table-row table:style-name="ro1">
          <table:table-cell office:value-type="string" calcext:value-type="string">
            <text:p>Flotation price:</text:p>
          </table:table-cell>
          <table:table-cell table:style-name="ce2" office:value-type="float" office:value="0" calcext:value-type="float">
            <text:p>0,00</text:p>
          </table:table-cell>
          <table:table-cell table:style-name="ce1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Service Charge:</text:p>
          </table:table-cell>
          <table:table-cell table:style-name="ce2" office:value-type="float" office:value="0" calcext:value-type="float">
            <text:p>0,00</text:p>
          </table:table-cell>
          <table:table-cell table:style-name="ce1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amount:</text:p>
          </table:table-cell>
          <table:table-cell table:style-name="ce2" office:value-type="float" office:value="60" calcext:value-type="float">
            <text:p>60,00</text:p>
          </table:table-cell>
          <table:table-cell table:style-name="ce1" table:formula="of:=58*0.91" office:value-type="currency" office:currency="EUR" office:value="52.78" calcext:value-type="currency">
            <text:p>52,78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Pal</text:p>
          </table:table-cell>
          <table:table-cell/>
          <table:table-cell table:style-name="ce1" table:formula="of:=53" office:value-type="currency" office:currency="EUR" office:value="53" calcext:value-type="currency">
            <text:p>53,00 €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HLKosten <text:s/>(Zoll, USt 19%)</text:p>
          </table:table-cell>
          <table:table-cell/>
          <table:table-cell table:style-name="ce1" office:value-type="currency" office:currency="EUR" office:value="20.12" calcext:value-type="currency">
            <text:p>20,12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der Total</text:p>
          </table:table-cell>
          <table:table-cell office:value-type="string" calcext:value-type="string">
            <text:p><text:s/>===</text:p>
          </table:table-cell>
          <table:table-cell table:style-name="ce1" table:formula="of:=[.C13]+[.C16]" office:value-type="currency" office:currency="EUR" office:value="73.12" calcext:value-type="currency">
            <text:p>73,12 €</text:p>
          </table:table-cell>
          <table:table-cell/>
        </table:table-row>
      </table:table>
      <table:named-expressions/>
      <table:database-ranges>
        <table:database-range table:name="__Anonymous_Sheet_DB__1" table:target-range-address="'eagle_bom_two_tone_#1'.A1:'eagle_bom_two_tone_#1'.F2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20:16:51.5744369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18:42:44.826708676</meta:creation-date>
    <meta:generator>LibreOffice/6.4.7.2$Linux_X86_64 LibreOffice_project/40$Build-2</meta:generator>
    <dc:date>2024-01-13T00:10:45.039514928</dc:date>
    <meta:editing-duration>PT4H33M35S</meta:editing-duration>
    <meta:editing-cycles>43</meta:editing-cycles>
    <meta:document-statistic meta:table-count="4" meta:cell-count="714" meta:object-count="0"/>
  </office:meta>
</office:document-meta>
</file>